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otham-Bold" svg:font-family="Gotham-Bold"/>
    <style:font-face style:name="ProximaNova-Cond-Bold" svg:font-family="ProximaNova-Cond-Bold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666666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666666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36">
      <style:text-properties fo:color="#FF9E3E" style:font-name="Gotham-Bold" style:font-name-asian="Gotham-Bold" style:font-name-complex="Gotham-Bold" fo:font-size="13pt" style:font-size-asian="13pt" style:font-size-complex="13pt"/>
    </style:style>
    <style:style style:name="ce5" style:family="table-cell" style:parent-style-name="Default" style:data-style-name="N0">
      <style:table-cell-properties style:vertical-align="middle" fo:wrap-option="wrap"/>
      <style:text-properties fo:color="#2D2B2D" style:font-name="ProximaNova-Cond-Bold" style:font-name-asian="ProximaNova-Cond-Bold" style:font-name-complex="ProximaNova-Cond-Bold" fo:font-size="13pt" style:font-size-asian="13pt" style:font-size-complex="13pt"/>
    </style:style>
    <style:style style:name="ce6" style:family="table-cell" style:parent-style-name="Default" style:data-style-name="N0">
      <style:text-properties fo:color="#242626" style:font-name="Verdana" style:font-name-asian="Verdana" style:font-name-complex="Verdana" fo:font-size="7pt" style:font-size-asian="7pt" style:font-size-complex="7pt"/>
    </style:style>
    <style:style style:name="ce7" style:family="table-cell" style:parent-style-name="Default" style:data-style-name="N4">
      <style:text-properties fo:color="#FF9E3E" style:font-name="Gotham-Bold" style:font-name-asian="Gotham-Bold" style:font-name-complex="Gotham-Bold" fo:font-size="13pt" style:font-size-asian="13pt" style:font-size-complex="13pt"/>
    </style:style>
    <style:style style:name="ce8" style:family="table-cell" style:parent-style-name="Default" style:data-style-name="N37"/>
    <style:style style:name="ce9" style:family="table-cell" style:parent-style-name="Lien_32_hypertexte" style:data-style-name="N0">
      <style:table-cell-properties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Lien_32_hypertexte" style:data-style-name="N0">
      <style:table-cell-properties style:vertical-align="automatic" style:repeat-content="false"/>
      <style:paragraph-properties fo:text-align="center"/>
      <style:text-properties fo:color="#0563C1" style:text-underline-style="solid" style:text-underline-type="single"/>
    </style:style>
    <style:style style:name="T1" style:family="text" style:parent-style-name="Default">
      <style:text-properties fo:color="#666666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497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33.6pt" style:use-optimal-row-height="true" fo:break-before="auto"/>
    </style:style>
    <style:style style:name="ro4" style:family="table-row">
      <style:table-row-properties style:row-height="50.4pt" style:use-optimal-row-height="true" fo:break-before="auto"/>
    </style:style>
    <style:style style:name="ro5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1">
            <text:p>Prix</text:p>
          </table:table-cell>
          <table:table-cell office:value-type="string" table:style-name="ce1">
            <text:p>Nom</text:p>
          </table:table-cell>
          <table:table-cell office:value-type="string" table:style-name="ce1">
            <text:p>poids suporter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4" table:number-rows-spanned="1" table:style-name="ce9">
            <text:p><text:a xlink:href="https://www.robotshop.com/eu/fr/bras-robotique-al5df-kt-lynxmotion-flowbotics-studio.html?gclid=Cj0KCQiA7dHSBRDEARIsAJhAHwjK3VnF3j7ks-Lkg2nEWy0q2z_5KYIXlAaAnjvn82ClqT9xmrptDPAaAijTEALw_wcB">https://www.robotshop.com/eu/fr/bras-robotique-al5df-kt-lynxmotion-flowbotics-studio.html?gclid=Cj0KCQiA7dHSBRDEARIsAJhAHwjK3VnF3j7ks-Lkg2nEWy0q2z_5KYIXlAaAnjvn82ClqT9xmrptDPAaAijTEALw_wcB</text:a></text:p>
          </table:table-cell>
          <table:covered-table-cell table:number-columns-repeated="3"/>
          <table:table-cell table:style-name="ce1"/>
          <table:table-cell office:value-type="string" table:style-name="ce2">
            <text:p> <text:span text:style-name="T1">353,74 €</text:span></text:p>
          </table:table-cell>
          <table:table-cell office:value-type="string" table:style-name="ce3">
            <text:p>AL5D </text:p>
          </table:table-cell>
          <table:table-cell office:value-type="string" table:style-name="ce1">
            <text:p>13 OZ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2"/>
          <table:table-cell office:value-type="string" table:number-columns-spanned="4" table:number-rows-spanned="1" table:style-name="ce9">
            <text:p><text:a xlink:href="https://www.gotronic.fr/art-bras-robotise-interface-usb-c9895-2-25736.htm">https://www.gotronic.fr/art-bras-robotise-interface-usb-c9895-2-25736.htm</text:a></text:p>
          </table:table-cell>
          <table:covered-table-cell table:number-columns-repeated="3"/>
          <table:table-cell table:style-name="ce1"/>
          <table:table-cell office:value-type="currency" office:value="83.5" table:style-name="ce4">
            <text:p>83,50 €</text:p>
          </table:table-cell>
          <table:table-cell office:value-type="string" table:style-name="ce5">
            <text:p>Bras robotisé</text:p>
          </table:table-cell>
          <table:table-cell office:value-type="string" table:style-name="ce6">
            <text:p>100 gr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4">
          <table:table-cell table:number-columns-repeated="2"/>
          <table:table-cell office:value-type="string" table:number-columns-spanned="4" table:number-rows-spanned="1" table:style-name="ce9">
            <text:p><text:a xlink:href="https://www.gotronic.fr/art-bras-dobot-basic-26032.htm">https://www.gotronic.fr/art-bras-dobot-basic-26032.htm</text:a></text:p>
          </table:table-cell>
          <table:covered-table-cell table:number-columns-repeated="3"/>
          <table:table-cell table:style-name="ce1"/>
          <table:table-cell office:value-type="float" office:value="1215" table:style-name="ce7">
            <text:p>1 215,00</text:p>
          </table:table-cell>
          <table:table-cell office:value-type="string" table:style-name="ce5">
            <text:p>Bras Dobot Basic</text:p>
          </table:table-cell>
          <table:table-cell office:value-type="string" table:style-name="ce6">
            <text:p>500 g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5">
          <table:table-cell table:number-columns-repeated="2"/>
          <table:table-cell office:value-type="string" table:number-columns-spanned="4" table:number-rows-spanned="1" table:style-name="ce9">
            <text:p><text:a xlink:href="https://www.robotshop.com/eu/fr/kit-bras-robotique-al5d-4-degres-liberte-lynxmotion-materiel-seulement.html#Sp%C3%A9cifications">https://www.robotshop.com/eu/fr/kit-bras-robotique-al5d-4-degres-liberte-lynxmotion-materiel-seulement.html#Sp%C3%A9cifications</text:a></text:p>
          </table:table-cell>
          <table:covered-table-cell table:number-columns-repeated="3"/>
          <table:table-cell table:style-name="ce1"/>
          <table:table-cell office:value-type="currency" office:value="146.09" table:style-name="ce8">
            <text:p>146,09 €</text:p>
          </table:table-cell>
          <table:table-cell office:value-type="string" table:style-name="ce1">
            <text:p>AL5D (Matériel Seulement)</text:p>
          </table:table-cell>
          <table:table-cell office:value-type="string" table:style-name="ce1">
            <text:p>*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11">
            <text:p><text:a xlink:href="https://www.robotshop.com/eu/fr/kit-bras-robotique-al5d-a-4-degres-liberte-lynxmotion-sans-logiciel.html">https://www.robotshop.com/eu/fr/kit-bras-robotique-al5d-a-4-degres-liberte-lynxmotion-sans-logiciel.html</text:a></text:p>
          </table:table-cell>
          <table:covered-table-cell table:number-columns-repeated="3"/>
          <table:table-cell table:style-name="ce1"/>
          <table:table-cell office:value-type="currency" office:value="313.39999999999998" table:style-name="ce8">
            <text:p>313,40 €</text:p>
          </table:table-cell>
          <table:table-cell office:value-type="string" table:style-name="ce1">
            <text:p>AL5D <text:s/>(Sans Logiciel)</text:p>
          </table:table-cell>
          <table:table-cell office:value-type="string" table:style-name="ce1">
            <text:p>….</text:p>
          </table:table-cell>
          <table:table-cell table:number-columns-repeated="16374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otham-Bold" svg:font-family="Gotham-Bold"/>
    <style:font-face style:name="ProximaNova-Cond-Bold" svg:font-family="ProximaNova-Cond-Bold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HEDZ</meta:initial-creator>
    <dc:creator>HEDZ</dc:creator>
    <meta:creation-date>2018-01-09T14:49:22Z</meta:creation-date>
    <dc:date>2018-01-09T16:08:53Z</dc:date>
  </office:meta>
</office:document-meta>
</file>